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2020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201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201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2016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201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201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200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200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200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200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200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2003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200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200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200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9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9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97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96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96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9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93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9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9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9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90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89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8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88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8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8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8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86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8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85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8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8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8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8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8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7991</text:p>
          </table:table-cell>
          <table:table-cell office:value-type="string" calcext:value-type="string">
            <text:p>1965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